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Next LT Light" svg:font-family="'FrutigerNext LT Light'" style:font-family-generic="swiss" style:font-pitch="variable"/>
    <style:font-face style:name="FrutigerNext LT Light1" svg:font-family="'FrutigerNext LT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rutigerNext LT Light"/>
    </style:style>
    <style:style style:name="P2" style:family="paragraph" style:parent-style-name="Standard">
      <style:paragraph-properties fo:text-align="center" style:justify-single-word="false"/>
      <style:text-properties style:font-name="FrutigerNext LT Light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FrutigerNext LT Light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utigerNext LT Light" fo:font-size="12pt" style:font-size-asian="12pt" style:font-size-complex="12pt"/>
    </style:style>
    <style:style style:name="P5" style:family="paragraph" style:parent-style-name="Standard">
      <style:text-properties style:font-name="FrutigerNext LT Light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8" style:family="paragraph" style:parent-style-name="Standard">
      <style:paragraph-properties style:text-autospace="non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9" style:family="paragraph" style:parent-style-name="Standard">
      <style:paragraph-properties style:text-autospace="non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FrutigerNext LT Light1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FrutigerNext LT Light" fo:font-size="12pt" style:font-size-asian="12pt" style:font-size-complex="12pt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FrutigerNext LT Light"/>
    </style:style>
    <style:style style:name="T5" style:family="text">
      <style:text-properties style:font-name="FrutigerNext LT Ligh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S 2019</text:p>
      <text:p text:style-name="P5">Programming 2 – CTS2</text:p>
      <text:p text:style-name="P1"/>
      <text:p text:style-name="P3">Monitored Assignment 1</text:p>
      <text:p text:style-name="P2"/>
      <text:p text:style-name="P4">Write a Java/JavaFX application which allows to paint an enlarged 16-by-16 pixel pattern on a canvas using click and drag with the primary mouse button. A click with the secondary mouse button clears the pattern. </text:p>
      <text:p text:style-name="P4"/>
      <text:p text:style-name="P4">Your application should look and feel like the teaser application <text:span text:style-name="T1">MA 1.jar</text:span>.</text:p>
      <text:p text:style-name="P4"/>
      <text:p text:style-name="P4">Put in ample comments into your source code --- and, of course, the names of the group members. Write a one-page documentation for your program, also with at least the names of the group members, a full disclosure of your references, and a description of the classes and ideas used.</text:p>
      <text:p text:style-name="P4">. </text:p>
      <text:p text:style-name="P4">All group members must be present for the acceptance meeting --- you might have to answer questions.</text:p>
      <text:p text:style-name="P4"/>
      <text:p text:style-name="P4"><text:span text:style-name="T2">Acceptance Session:</text:span><text:span text:style-name="T3"> May 28,</text:span> 2019 08:00 C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Next LT Light" svg:font-family="'FrutigerNext LT Light'" style:font-family-generic="swiss" style:font-pitch="variable"/>
    <style:font-face style:name="FrutigerNext LT Light1" svg:font-family="'FrutigerNext LT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1M22S</meta:editing-duration>
    <meta:editing-cycles>17</meta:editing-cycles>
    <meta:generator>OpenOffice/4.1.6$Win32 OpenOffice.org_project/416m1$Build-9790</meta:generator>
    <dc:date>2019-05-24T12:59:21.28</dc:date>
    <dc:creator>KP K</dc:creator>
    <meta:document-statistic meta:table-count="0" meta:image-count="0" meta:object-count="0" meta:page-count="1" meta:paragraph-count="9" meta:word-count="131" meta:character-count="763"/>
    <meta:user-defined meta:name="Info 1"/>
    <meta:user-defined meta:name="Info 2"/>
    <meta:user-defined meta:name="Info 3"/>
    <meta:user-defined meta:name="Info 4"/>
  </office:meta>
</office:document-meta>
</file>